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list-style-name="L1">
      <style:paragraph-properties fo:margin-left="0in" fo:margin-right="0in" fo:margin-top="0in" fo:margin-bottom="0.1043in" style:line-height-at-least="0.2083in" fo:text-indent="0in" style:auto-text-indent="false" fo:padding="0in" fo:border="none"/>
      <style:text-properties fo:font-variant="normal" fo:text-transform="none" fo:color="#333333" style:font-name="Helvetica Neue" fo:font-size="9.75pt" fo:letter-spacing="normal" fo:font-style="normal" fo:font-weight="normal"/>
    </style:style>
    <style:style style:name="P4" style:family="paragraph" style:parent-style-name="Text_20_body" style:list-style-name="L1">
      <style:paragraph-properties fo:margin-top="0in" fo:margin-bottom="0.1043in" style:line-height-at-least="0.2083in" fo:padding="0in" fo:border="none"/>
      <style:text-properties fo:font-variant="normal" fo:text-transform="none" fo:color="#333333" style:font-name="Helvetica Neu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borah Chen<text:tab/><text:tab/><text:tab/><text:tab/><text:tab/><text:tab/><text:tab/><text:tab/><text:tab/><text:tab/><text:tab/><text:tab/><text:tab/><text:tab/>October 16, 2013</text:p>
      <text:p text:style-name="Standard">6.170<text:tab/><text:tab/><text:tab/><text:tab/><text:tab/><text:tab/><text:tab/><text:tab/><text:tab/><text:tab/><text:tab/><text:tab/><text:tab/><text:tab/><text:tab/><text:tab/>TeamNote 2.3 Writeup</text:p>
      <text:p text:style-name="Standard"/>
      <text:p text:style-name="P1">Feature descriptions</text:p>
      <text:p text:style-name="Standard"/>
      <text:p text:style-name="P1">Previous features</text:p>
      <text:p text:style-name="P2"/>
      <text:p text:style-name="Standard"><text:span text:style-name="T2">Note taking:</text:span> In TeamNote, users my create short notes that contains a description, a title, and a priority of the note or task at hand. These notes are stored in a database for future access and editing.</text:p>
      <text:p text:style-name="Standard"><text:span text:style-name="T2">Authentication:</text:span> Users must create accounts and login before they may view notes. Notes are protected, in that users can only access notes they created.</text:p>
      <text:p text:style-name="Standard"><text:line-break/><text:span text:style-name="T1">New features</text:span> </text:p>
      <text:p text:style-name="Standard"/>
      <text:p text:style-name="Standard"><text:span text:style-name="T2">Note sharing:</text:span> Users may allow other users of TeamNote to view and edit their notes. To ensure that the original author maintains control of their own notes, only the original author may delete notes and share the notes with additional people, i.e. users who have notes shared with them may only view and edit them. </text:p>
      <text:p text:style-name="Standard"><text:span text:style-name="T2">Search:</text:span> Previously, the Notepad page, by default showed users all of their notes. Now, however, with the search feature, users may search from the Notepad page and see their results filtered dynamically on the same page. </text:p>
      <text:p text:style-name="Standard"/>
      <text:p text:style-name="P1">Design challenges</text:p>
      <text:p text:style-name="Standard"/>
      <text:p text:style-name="Standard">The main design challenge was to implement the sharing of notes feature. First, I had to decide exactly what giving someone access to a note entailed, and then define/implement the object model for the application.</text:p>
      <text:p text:style-name="Standard"/>
      <text:p text:style-name="Standard"/>
      <text:p text:style-name="Standard">Object modeling</text:p>
      <text:p text:style-name="Standard">One key decision was how to decide what ActiveRecord association to use to represent the relationship between Users and Notes. To model the many to many relationship between notes and users, there were two associations TeamNote could have used. One option is to use the association that a Note <text:span text:style-name="T2">has_and_belongs_to_many </text:span><text:span text:style-name="T4">Users, and a User <text:s/></text:span><text:span text:style-name="T2">has_and_belongs_to_many </text:span><text:span text:style-name="T4">Notes. Then, an association table, </text:span><text:span text:style-name="T5">notes_users </text:span><text:span text:style-name="T4">is created to handle the migration that goes between them (user_id:integer; note_id: integer). The other option is to use the </text:span><text:span text:style-name="T2">has_many </text:span><text:span text:style-name="T4">and </text:span><text:span text:style-name="T2">has_many :through</text:span><text:span text:style-name="T4"> association. To do this, an intermediate </text:span><text:span text:style-name="T5">notes_users </text:span><text:span text:style-name="T6">class is created so that users have notes, and notes have users through this class. </text:span></text:p>
      <text:p text:style-name="Standard"><text:span text:style-name="T6">Though both these options are functionally equivalent, I chose to use </text:span><text:span text:style-name="T3">has_and_belongs_to_many</text:span><text:span text:style-name="T6"> for several reasons. First, I did not need to work with the relationship model as a separate entity (per </text:span><text:a xlink:type="simple" xlink:href="http://guides.rubyonrails.org/association_basics.html"><text:span text:style-name="T6">http://guides.rubyonrails.org/association_basics.html</text:span></text:a><text:span text:style-name="T6">), as a user either shares a note with another user or not. Second, for simplicity reasons, <text:s/></text:span><text:span text:style-name="T3">has_and_belongs_to_many </text:span><text:span text:style-name="T6">was easier to implement. The <text:s/>disadvantage, however, of using </text:span><text:span text:style-name="T3">has_and_belongs_to_many, </text:span><text:span text:style-name="T6">is that if the relationship between the users and the notes was more complex (e.g. finer gradients of sharing – think, can only see certain portions, or different levels of access) then <text:s/></text:span><text:span text:style-name="T3">has_many :through </text:span><text:span text:style-name="T6">would be easier to extend to support this, and </text:span><text:span text:style-name="T3">has_and_belongs_to_many </text:span><text:span text:style-name="T6">would be insufficient. However, because the TeamNote only supports a shared vs not shared relationships, it will suffice for now. </text:span></text:p>
      <text:p text:style-name="Standard"/>
      <text:p text:style-name="Standard"/>
      <text:p text:style-name="Standard"><text:soft-page-break/></text:p>
      <text:p text:style-name="Standard"/>
      <text:p text:style-name="Standard"/>
      <text:list xml:id="list1812309156" text:style-name="L1">
        <text:list-item>
          <text:p text:style-name="P3">Put has_and_belongs_to_many clauses in both classes, and create a new association table in the relevant migration to go between them, or</text:p>
        </text:list-item>
        <text:list-item>
          <text:p text:style-name="P4">Create a new class, say Auths, with Auths belongs_to Users and Notes, and then use has_many and has_many through: clauses to create the association.</text:p>
        </text:list-item>
      </text:list>
      <text:p text:style-name="Standard"/>
      <text:p text:style-name="Standard">When a note is first created, it is created with an author_id attribute to keep track of the author. </text:p>
      <text:p text:style-name="Standard"/>
      <text:p text:style-name="Standard">The alternative was to use a … </text:p>
      <text:p text:style-name="Standard"/>
      <text:p text:style-name="Standard">Here </text:p>
      <text:p text:style-name="Standard"/>
      <text:p text:style-name="Standard"/>
      <text:p text:style-name="Standard">User validation of resources</text:p>
      <text:p text:style-name="Standard"/>
      <text:p text:style-name="Standard">One challenge was to update the resource validation handling of TeamNote to support sharing of notes. Previously, a user could access all the notes they had created, where each note “belongs_to” a user, and a user “has_many” notes. However, this must be updated so that when a user shares a note</text:p>
      <text:p text:style-name="Standard"/>
      <text:p text:style-name="Standard"><text:s text:c="4"/>unless @note.author_id == session[:user_id] || @note.users.include?(@current_user)</text:p>
      <text:p text:style-name="Standard"/>
      <text:p text:style-name="Standard">Updating UI to be consistent with permissions model</text:p>
      <text:p text:style-name="Standard"/>
      <text:p text:style-name="Standard">The main challenge here was to make the views consistent with the intended note sharing feature. For example, because only the original author of a note may delete a note, the view should only show a user the delete button if they are indeed the original author; this is important because users may have their expectations violated when the UI suggests they may do something they do not have the permissions for, and believe there was something wrong with the application. To do this, the View for each note checks that the original author of the note a user is attempting to access matches the id of the current, logged in user. If so, then the delete <text:s/></text:p>
      <text:p text:style-name="Standard">Another challenge was to clearly delineate to the user the notes they created, and the notes that were shared with them. This was necessary to help users keep track of all their notes and minimize confusion if presented by a page of many notes. I admit that this is not represented as clearly as it could be in the View, as the only indicators of who created a note, and who the note is shared with is given by </text:p>
      <text:p text:style-name="Standard"/>
      <text:p text:style-name="Standard">Other design decisions</text:p>
      <text:p text:style-name="Standard"/>
      <text:p text:style-name="Standard">Concurrency</text:p>
      <text:p text:style-name="Standard"/>
      <text:p text:style-name="Standard">Currently, TeamNote has limited handling of concurrent editing of a note. If two users attempt to edit the same note, the more recent update will overwrite the previous one. This is acceptable in the TeamNote application because the users are primarily sharing notes with snippets of information – it is more likely that a user who has a note shared with him/her will view that note, as opposed to doing heavy editing. Furthermore, there is no polling done in the application to retrieve new notes for a user as they are created – the notes page loads all the users current notes at a time. </text:p>
      <text:p text:style-name="Standard"><text:soft-page-break/></text:p>
      <text:p text:style-name="Standard"/>
      <text:p text:style-name="Standard">This assumption is also supported by the design decision that an author maintains significantly stronger control over a note than the users it is shared to, as they may delete and control who the note is shared with. </text:p>
      <text:p text:style-name="Standard">However, if the use case of TeamNote were focused more on collaborative editing, such as in Google docs, handling concurrent access would be extremely important. In scenarios where real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orah </meta:initial-creator>
    <meta:creation-date>2013-10-16T19:04:06</meta:creation-date>
    <dc:date>2013-10-16T22:18:56</dc:date>
    <dc:creator>Deborah </dc:creator>
    <meta:editing-duration>PT3H13M30S</meta:editing-duration>
    <meta:editing-cycles>150</meta:editing-cycles>
    <meta:generator>LibreOffice/3.5$Linux_x86 LibreOffice_project/350m1$Build-2</meta:generator>
    <meta:document-statistic meta:table-count="0" meta:image-count="0" meta:object-count="0" meta:page-count="3" meta:paragraph-count="30" meta:word-count="951" meta:character-count="5811" meta:non-whitespace-character-count="4841"/>
  </office:meta>
</office:document-meta>
</file>